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470" officeooo:paragraph-rsid="001a2470"/>
    </style:style>
    <style:style style:name="P2" style:family="paragraph" style:parent-style-name="Standard">
      <style:text-properties officeooo:rsid="001a3229" officeooo:paragraph-rsid="001a3229"/>
    </style:style>
    <style:style style:name="P3" style:family="paragraph" style:parent-style-name="Standard">
      <style:text-properties officeooo:rsid="001c0dac" officeooo:paragraph-rsid="001c0dac"/>
    </style:style>
    <style:style style:name="P4" style:family="paragraph" style:parent-style-name="Standard">
      <style:text-properties officeooo:rsid="001dfc81" officeooo:paragraph-rsid="001dfc81"/>
    </style:style>
    <style:style style:name="P5" style:family="paragraph" style:parent-style-name="Standard">
      <style:text-properties officeooo:rsid="001e94cf" officeooo:paragraph-rsid="001e94cf"/>
    </style:style>
    <style:style style:name="P6" style:family="paragraph" style:parent-style-name="Standard">
      <style:text-properties officeooo:rsid="001e94cf" officeooo:paragraph-rsid="0022c62d"/>
    </style:style>
    <style:style style:name="P7" style:family="paragraph" style:parent-style-name="Standard">
      <style:text-properties officeooo:rsid="0024efeb" officeooo:paragraph-rsid="0024efeb"/>
    </style:style>
    <style:style style:name="P8" style:family="paragraph" style:parent-style-name="Standard">
      <style:text-properties officeooo:rsid="00252a5b" officeooo:paragraph-rsid="00252a5b"/>
    </style:style>
    <style:style style:name="P9" style:family="paragraph" style:parent-style-name="Standard">
      <style:text-properties officeooo:rsid="0027232c" officeooo:paragraph-rsid="0028a663"/>
    </style:style>
    <style:style style:name="P10" style:family="paragraph" style:parent-style-name="Standard">
      <style:text-properties officeooo:rsid="002bae15" officeooo:paragraph-rsid="002bae15"/>
    </style:style>
    <style:style style:name="T1" style:family="text">
      <style:text-properties officeooo:rsid="001d5740"/>
    </style:style>
    <style:style style:name="T2" style:family="text">
      <style:text-properties officeooo:rsid="001e94cf"/>
    </style:style>
    <style:style style:name="T3" style:family="text">
      <style:text-properties officeooo:rsid="001e9df8"/>
    </style:style>
    <style:style style:name="T4" style:family="text">
      <style:text-properties officeooo:rsid="001ed957"/>
    </style:style>
    <style:style style:name="T5" style:family="text">
      <style:text-properties officeooo:rsid="001f00c2"/>
    </style:style>
    <style:style style:name="T6" style:family="text">
      <style:text-properties officeooo:rsid="0020ef32"/>
    </style:style>
    <style:style style:name="T7" style:family="text">
      <style:text-properties officeooo:rsid="0021036b"/>
    </style:style>
    <style:style style:name="T8" style:family="text">
      <style:text-properties officeooo:rsid="00215471"/>
    </style:style>
    <style:style style:name="T9" style:family="text">
      <style:text-properties officeooo:rsid="00249863"/>
    </style:style>
    <style:style style:name="T10" style:family="text">
      <style:text-properties officeooo:rsid="00252a5b"/>
    </style:style>
    <style:style style:name="T11" style:family="text">
      <style:text-properties officeooo:rsid="0027232c"/>
    </style:style>
    <style:style style:name="T12" style:family="text">
      <style:text-properties officeooo:rsid="002c24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INFRAESTRUTURA PARA SISTEMAS DE INFORMAÇÃO </text:p>
      <text:p text:style-name="P1">-<text:span text:style-name="T1">são todos os meios que permitem o processamento, armazenamento, tráfego e bom funcionamento <text:tab/>em geral de sistemas de informação. (hardawares, softwares, materiais e equipamentos)</text:span></text:p>
      <text:p text:style-name="P1"/>
      <text:p text:style-name="P2">VÍDEO </text:p>
      <text:p text:style-name="P3">OK </text:p>
      <text:p text:style-name="P3"/>
      <text:p text:style-name="P4">CONTROLE DE SISTEMAS DE INFORMAÇÃO </text:p>
      <text:p text:style-name="P4">-CARACTERÍSTICAS DA INFRAESTRUTURA PARA SISTEMAS DE INFORMAÇÃO </text:p>
      <text:p text:style-name="P4">VÍDEO </text:p>
      <text:p text:style-name="P4"/>
      <text:p text:style-name="P4">-<text:span text:style-name="T2">refere-se aos componentes físicos e lógicos para componentes que o compoem </text:span></text:p>
      <text:p text:style-name="P4">-<text:span text:style-name="T2">escalabilidade </text:span></text:p>
      <text:p text:style-name="P5">-confiabilidade </text:p>
      <text:p text:style-name="P5">-<text:span text:style-name="T3">segurança </text:span></text:p>
      <text:p text:style-name="P5">-<text:span text:style-name="T4">desempenho </text:span></text:p>
      <text:p text:style-name="P5">-<text:span text:style-name="T5">flexibilidade </text:span></text:p>
      <text:p text:style-name="P5">-<text:span text:style-name="T6">conformidade </text:span></text:p>
      <text:p text:style-name="P5"/>
      <text:p text:style-name="P5">-<text:span text:style-name="T7">uma infraestrutura de sistemas de informação bem projetada, proporciona benefícios em gerais <text:tab/>para uma organização.</text:span></text:p>
      <text:p text:style-name="P5">-<text:span text:style-name="T8">muitos serviços de infra acabam sendo terceirizados pela organização, podendo ter um serviço <text:tab/>especializado, e ao mesmo tempo, economizando no custo de contratar profissionais na <text:tab/>empresa para isso e tmb ter que investir em espaço e materiais </text:span></text:p>
      <text:p text:style-name="P5"/>
      <text:p text:style-name="P6">-<text:span text:style-name="T9">devido a necessidade de um SI precisar ter sempre segurança, eficiência e disponibilidade, foram <text:tab/>criados conjunto de medidas e procedimentos chamados controles. </text:span></text:p>
      <text:p text:style-name="P6"><text:tab/><text:span text:style-name="T9">Ester servem para, por exemplo, restringir acesso do sistema ao usuário para aquilo que <text:tab/><text:tab/>realmente é da conta dele.</text:span></text:p>
      <text:p text:style-name="P6"/>
      <text:p text:style-name="P7">TIPOS DE INFRAESTRUTURA </text:p>
      <text:p text:style-name="P7">-<text:span text:style-name="T10">existem 2 principais tipos: </text:span></text:p>
      <text:p text:style-name="P8">TRADICIONAL: <text:span text:style-name="T11">são os famosos datacenters, são os bancos de dados literalmente dentro das <text:tab/>empresas, ocupando espaço. Demandam mais investimento com materiais e espaço.</text:span></text:p>
      <text:p text:style-name="P9">NUVEM: acesso remoto, o banco não está na empresa, e pode estar em qualquer lugar do mundo, já</text:p>
      <text:p text:style-name="P9"><text:s/><text:tab/>que pode ser acessado via web. (AWS).</text:p>
      <text:p text:style-name="P9"/>
      <text:p text:style-name="P10">COMPONENTES DE INFRAESTRUTURA </text:p>
      <text:p text:style-name="P10">-<text:span text:style-name="T12">referem-se a parte material e de acomodação dos datacenteres como: energia elétrica, sistemas de <text:tab/>refrigeração, cabeamentos, dispositivos de rede etc…</text:span></text:p>
      <text:p text:style-name="P10">-</text:p>
      <text:p text:style-name="P10"/>
      <text:p text:style-name="P9"/>
      <text:p text:style-name="P9"/>
      <text:p text:style-name="P6"/>
      <text:p text:style-name="P5"/>
      <text:p text:style-name="P5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13:34.312000000</meta:creation-date>
    <dc:date>2024-06-21T12:56:14.020000000</dc:date>
    <meta:editing-duration>PT1H1M39S</meta:editing-duration>
    <meta:editing-cycles>2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7" meta:word-count="235" meta:character-count="1678" meta:non-whitespace-character-count="1439"/>
  </office:meta>
</office:document-meta>
</file>